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>
      <style:text-properties fo:color="#3333ff" officeooo:rsid="0005832f" officeooo:paragraph-rsid="0005832f"/>
    </style:style>
    <style:style style:name="P27" style:family="paragraph" style:parent-style-name="Text_20_body">
      <style:text-properties fo:color="#3333ff" officeooo:rsid="000850e1" officeooo:paragraph-rsid="000850e1"/>
    </style:style>
    <style:style style:name="P28" style:family="paragraph" style:parent-style-name="Text_20_body">
      <style:text-properties fo:color="#3333ff" officeooo:rsid="0009df3a" officeooo:paragraph-rsid="0009df3a"/>
    </style:style>
    <style:style style:name="P29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1222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style:font-style-asian="normal" style:font-style-complex="normal"/>
    </style:style>
    <style:style style:name="T16" style:family="text">
      <style:text-properties style:use-window-font-color="true" fo:language="en" fo:country="US" fo:font-weight="normal" style:font-weight-asian="normal" style:font-weight-complex="normal"/>
    </style:style>
    <style:style style:name="T17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8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3399ff"/>
    </style:style>
    <style:style style:name="T22" style:family="text">
      <style:text-properties fo:color="#3333ff"/>
    </style:style>
    <style:style style:name="T23" style:family="text">
      <style:text-properties fo:color="#3333ff" fo:language="en" fo:country="US"/>
    </style:style>
    <style:style style:name="T24" style:family="text">
      <style:text-properties fo:color="#3333ff" fo:language="en" fo:country="US" fo:font-style="italic" style:font-style-asian="italic" style:font-style-complex="italic"/>
    </style:style>
    <style:style style:name="T25" style:family="text">
      <style:text-properties fo:color="#3333ff" fo:language="en" fo:country="US" fo:font-weight="normal" style:font-weight-asian="normal" style:font-weight-complex="normal"/>
    </style:style>
    <style:style style:name="T26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7" style:family="text">
      <style:text-properties fo:color="#0066ff"/>
    </style:style>
    <style:style style:name="T28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9" style:family="text">
      <style:text-properties fo:color="#00ccff"/>
    </style:style>
    <style:style style:name="T30" style:family="text">
      <style:text-properties fo:color="#0000cc" fo:language="en" fo:country="US" fo:font-weight="normal" style:font-weight-asian="normal" style:font-weight-complex="normal"/>
    </style:style>
    <style:style style:name="T31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2" style:family="text">
      <style:text-properties fo:color="#0066cc" fo:font-weight="normal" fo:background-color="transparent" loext:char-shading-value="0" style:font-weight-asian="normal" style:font-weight-complex="normal"/>
    </style:style>
    <style:style style:name="T33" style:family="text">
      <style:text-properties fo:language="uk" fo:country="UA"/>
    </style:style>
    <style:style style:name="T34" style:family="text">
      <style:text-properties officeooo:rsid="00076cad"/>
    </style:style>
    <style:style style:name="T35" style:family="text">
      <style:text-properties officeooo:rsid="0007f2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3">8</text:span><text:span text:style-name="T4">4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6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9">Electronics “Disappointed”/Gary Jules “Mad World”/Pink Floyd “Another Brick In The Wall”/</text:span><text:span text:style-name="T20">Michael Jackson “Beat It”</text:span></text:p>
      <text:p text:style-name="P9">2. Пробуждение - <text:span text:style-name="T8">Pet Shop Boys “So Hard”, </text:span><text:span text:style-name="T11">Axel F</text:span></text:p>
      <text:p text:style-name="P9">3. Норф - <text:span text:style-name="T8">Dire Straits “Coyote”</text:span></text:p>
      <text:p text:style-name="P15">4. З<text:span text:style-name="T3">аклинание Последнего Шанса. </text:span><text:span text:style-name="T9">Mike Oldfield – Tres Lunas ”To Be Free” (Radio Edit)</text:span></text:p>
      <text:p text:style-name="P16">5. <text:span text:style-name="T13">Нерадивый ученик</text:span></text:p>
      <text:p text:style-name="P15"><text:span text:style-name="T9">6. </text:span><text:span text:style-name="T15">Нерадивый ученик-2</text:span><text:span text:style-name="T9"> </text:span><text:span text:style-name="T7">-Depeche Mode — Painkiller</text:span></text:p>
      <text:p text:style-name="P10">7. Жаркий пикник &lt;<text:span text:style-name="T21">Mylene Farmer — L`Ame-Stram-Gram</text:span>&gt;<text:line-break/>8. Стыд <text:s/>- <text:span text:style-name="T22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7">11.</text:span>Прощание-<text:span text:style-name="T27"> Knopfler —Hill Farmers Blues </text:span><text:span text:style-name="T23">https://www.youtube.com/watch?v=Py9SDdYGFrQ</text:span><text:line-break/><text:span text:style-name="T1">12. Понивилль</text:span></text:p>
      <text:p text:style-name="P10">13. Расследование Твайлайт Спаркл - <text:span text:style-name="T5">Seal «Amazing (T</text:span><text:span text:style-name="T10">hin White Duke Remix)”, </text:span><text:span text:style-name="T29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4">ZZ Top – Gimme all your lovin, Mothley Crue – Kick Start My Heart</text:span></text:p>
      <text:p text:style-name="P13"><text:span text:style-name="T23">17. Деградация -</text:span><text:span text:style-name="T16"> </text:span><text:span text:style-name="T30">David Bowie - Lets Dance, Roxette – Queen of rain, </text:span><text:span text:style-name="T25">Metallica-Enter Sandman</text:span></text:p>
      <text:p text:style-name="P13">18. Филлидельфия - <text:span text:style-name="T25">Kiss – I Was Made For Lovin’ You, </text:span><text:bookmark text:name="eow-title"/><text:span text:style-name="T28">Haddaway - What is love </text:span></text:p>
      <text:p text:style-name="P13">19. Фейс-контроль- <text:span text:style-name="T17">&lt;</text:span><text:span text:style-name="T26">Mothley Crue – Cickstart my heart</text:span><text:span text:style-name="T17">&gt;</text:span></text:p>
      <text:p text:style-name="P13">20. Большое Откровение - <text:span text:style-name="T17">&lt;</text:span><text:span text:style-name="T26">Mission Impossible theme</text:span><text:span text:style-name="T17">&gt;</text:span></text:p>
      <text:p text:style-name="P13">21. Поединок с Луной</text:p>
      <text:p text:style-name="P13">22. Лучший Гранд Галопин Гала в истории - <text:span text:style-name="T12">Bee Gees – You Should Be dancing, INXS – Suicide blonde, </text:span><text:span text:style-name="T31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2">25. Осколки. - </text:span><text:span text:style-name="T26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3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26">Michael Jackson — This Time <text:span text:style-name="T34">A</text:span>round, <text:span text:style-name="T35">You Rock My World</text:span></text:p>
      <text:p text:style-name="P27">Mothley Crue — Kickstart My Heart</text:p>
      <text:p text:style-name="P28">Nirvana — Come As You Are</text:p>
      <text:p text:style-name="P12"/>
      <text:p text:style-name="P12"/>
      <text:p text:style-name="P11"/>
      <text:p text:style-name="P1"><text:span text:style-name="T14">&lt;</text:span><text:span text:style-name="T1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4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><text:soft-page-break/></text:p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9" text:outline-level="2"/>
      <text:h text:style-name="Heading_20_2" text:outline-level="2">Идеи</text:h>
      <text:list xml:id="list6805348169528801467" text:style-name="L1">
        <text:list-item>
          <text:p text:style-name="P21">Книги:</text:p>
        </text:list-item>
      </text:list>
      <text:list xml:id="list3736795845614352468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410122105432463343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<text:soft-page-break/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9T19:19:50.259138305</dc:date>
    <meta:editing-duration>P11DT8H21M8S</meta:editing-duration>
    <meta:editing-cycles>387</meta:editing-cycles>
    <meta:generator>LibreOffice/5.1.6.2$Linux_X86_64 LibreOffice_project/10m0$Build-2</meta:generator>
    <meta:document-statistic meta:table-count="0" meta:image-count="0" meta:object-count="0" meta:page-count="4" meta:paragraph-count="114" meta:word-count="1262" meta:character-count="8584" meta:non-whitespace-character-count="7400"/>
  </office:meta>
</office:document-meta>
</file>